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6.5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7.3cm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2.95cm" fo:min-width="9.7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75cm" fo:min-width="8.1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75cm" fo:min-width="9.7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1.75cm" fo:min-width="5.5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75cm" fo:min-width="7.3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8.7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loext:graphic-properties draw:fill-color="#ff0000"/>
      <style:paragraph-properties fo:text-align="center"/>
      <style:text-properties fo:color="#ffffff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1.6cm" svg:x="0.6cm" svg:y="9.4cm">
          <text:p text:style-name="P1"><text:span text:style-name="T1">Inexistencia de herramientas </text:span></text:p>
          <text:p text:style-name="P1"><text:span text:style-name="T1">De soft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3.6cm" svg:x="10.8cm" svg:y="11cm">
          <text:p text:style-name="P1"><text:span text:style-name="T1">Mayoria de los salones de belleza </text:span></text:p>
          <text:p text:style-name="P1"><text:span text:style-name="T1">Son medios informales, no estan </text:span></text:p>
          <text:p text:style-name="P1"><text:span text:style-name="T1">Acostumbrados a utilizar herramien</text:span></text:p>
          <text:p text:style-name="P1"><text:span text:style-name="T1">Tas de software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3.6cm" svg:x="19.8cm" svg:y="10.8cm">
          <text:p text:style-name="P1"><text:span text:style-name="T1">No conocen los beneficios que se </text:span></text:p>
          <text:p text:style-name="P1"><text:span text:style-name="T1">Podrian lograr, ademas no valoran</text:span></text:p>
          <text:p text:style-name="P1"><text:span text:style-name="T1">La informacion generada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2cm" svg:height="3.2cm" svg:x="9.6cm" svg:y="7cm">
          <text:p text:style-name="P1">Falta de una herramienta</text:p>
          <text:p text:style-name="P1">Eficaz para gestion de barberia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2cm" svg:x="0.4cm" svg:y="1.8cm">
          <text:p text:style-name="P1"><text:span text:style-name="T2">Dificultad al realizar reserva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2cm" svg:height="2cm" svg:x="9cm" svg:y="3.8cm">
          <text:p text:style-name="P1"><text:span text:style-name="T2">Dificultad al realizar pagos de comi</text:span></text:p>
          <text:p text:style-name="P1"><text:span text:style-name="T2">siones a los empleado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2cm" svg:height="2cm" svg:x="9.6cm" svg:y="0.6cm">
          <text:p text:style-name="P1"><text:span text:style-name="T2">Falta de una base de datos de </text:span></text:p>
          <text:p text:style-name="P1"><text:span text:style-name="T2">client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cm" svg:height="2cm" svg:x="20.2cm" svg:y="1.2cm">
          <text:p text:style-name="P1"><text:span text:style-name="T3">Falta de informacion de flujo </text:span></text:p>
          <text:p text:style-name="P1"><text:span text:style-name="T3">De caj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cm" svg:height="2cm" svg:x="20.2cm" svg:y="3.4cm">
          <text:p text:style-name="P1"><text:span text:style-name="T3">Perdida de client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8cm" svg:height="2cm" svg:x="0.8cm" svg:y="4.4cm">
          <text:p text:style-name="P1"><text:span text:style-name="T2">Dificil gestion en general</text:span></text:p>
          <text:p text:style-name="P1"><text:span text:style-name="T2">De los salones de bellez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cm" svg:height="2cm" svg:x="20.4cm" svg:y="6.234cm">
          <text:p text:style-name="P1"><text:span text:style-name="T3">Perdida de ingreso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2cm" svg:height="1.6cm" svg:x="0.6cm" svg:y="11.6cm">
          <text:p text:style-name="P1"><text:span text:style-name="T1">Sistemas costo excesivo ERP,</text:span></text:p>
          <text:p text:style-name="P1"><text:span text:style-name="T1">No se adaptan a las necesidades del rub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cm" svg:height="1.6cm" svg:x="1.6cm" svg:y="13.6cm">
          <text:p text:style-name="P1"><text:span text:style-name="T1">Sistemas completjos de utiliz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07:31:45.791616591</meta:creation-date>
    <dc:date>2019-09-06T07:52:52.415366100</dc:date>
    <meta:editing-duration>PT22M58S</meta:editing-duration>
    <meta:editing-cycles>3</meta:editing-cycles>
    <meta:generator>LibreOffice/6.2.6.2$Linux_X86_64 LibreOffice_project/20$Build-2</meta:generator>
    <meta:document-statistic meta:object-count="36"/>
  </office:meta>
</office:document-meta>
</file>